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197" officeooo:paragraph-rsid="00030197"/>
    </style:style>
    <style:style style:name="P2" style:family="paragraph" style:parent-style-name="Standard" style:list-style-name="L1">
      <style:text-properties officeooo:rsid="000478c7" officeooo:paragraph-rsid="000478c7"/>
    </style:style>
    <style:style style:name="P3" style:family="paragraph" style:parent-style-name="Standard" style:list-style-name="L1">
      <style:text-properties officeooo:rsid="000d8600" officeooo:paragraph-rsid="000d8600"/>
    </style:style>
    <style:style style:name="P4" style:family="paragraph" style:parent-style-name="Standard" style:list-style-name="L1">
      <style:text-properties officeooo:rsid="00030197" officeooo:paragraph-rsid="00030197"/>
    </style:style>
    <style:style style:name="P5" style:family="paragraph" style:parent-style-name="Standard" style:list-style-name="L1">
      <style:text-properties officeooo:rsid="0008161e" officeooo:paragraph-rsid="0008161e"/>
    </style:style>
    <style:style style:name="T1" style:family="text">
      <style:text-properties officeooo:rsid="000478c7"/>
    </style:style>
    <style:style style:name="T2" style:family="text">
      <style:text-properties officeooo:rsid="000a15e3"/>
    </style:style>
    <style:style style:name="T3" style:family="text">
      <style:text-properties officeooo:rsid="000d86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3">A</text:span>:</text:p>
      <text:p text:style-name="P1">First prime number = p1</text:p>
      <text:p text:style-name="P1">Second prime number =p2</text:p>
      <text:p text:style-name="P1">N = p1 multiply by p2</text:p>
      <text:p text:style-name="P1">phi(N) = (p1-1) * (p2-1)</text:p>
      <text:p text:style-name="P1">E = <text:s/>public key</text:p>
      <text:p text:style-name="P1">D = <text:s/>private key</text:p>
      <text:p text:style-name="P1"/>
      <text:list xml:id="list6697424189686110123" text:style-name="L1">
        <text:list-item>
          <text:p text:style-name="P4">E is chosen such that <text:s text:c="2"/><text:span text:style-name="T1">1&lt;E&lt;phi(N).</text:span></text:p>
        </text:list-item>
        <text:list-item>
          <text:p text:style-name="P2">chose prime numbers for p1 and p2 such that <text:span text:style-name="T2">1&lt;</text:span>D&lt;phi(N) else encryption will fail.</text:p>
        </text:list-item>
        <text:list-item>
          <text:p text:style-name="P3">It will be best to chose prime numbers greater than 10, so that encryption can be done properly.</text:p>
        </text:list-item>
        <text:list-item>
          <text:p text:style-name="P5">Example of primes that will work: (23,137),(11,23),(11,13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02:27:03.558458545</meta:creation-date>
    <dc:date>2014-11-14T23:31:46.825553489</dc:date>
    <meta:editing-duration>PT10M38S</meta:editing-duration>
    <meta:editing-cycles>5</meta:editing-cycles>
    <meta:generator>LibreOffice/4.2.7.2$Linux_x86 LibreOffice_project/420m0$Build-2</meta:generator>
    <meta:document-statistic meta:table-count="0" meta:image-count="0" meta:object-count="0" meta:page-count="1" meta:paragraph-count="11" meta:word-count="79" meta:character-count="407" meta:non-whitespace-character-count="339"/>
  </office:meta>
</office:document-meta>
</file>